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6384" table:default-cell-style-name="ce1"/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table:number-columns-repeated="1637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table:number-columns-repeated="1637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table:number-columns-repeated="1637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30" table:style-name="ce1">
            <text:p>30</text:p>
          </table:table-cell>
          <table:table-cell office:value-type="float" office:value="92" table:style-name="ce1">
            <text:p>92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table:number-columns-repeated="1637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7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table:number-columns-repeated="1637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table:number-columns-repeated="1637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72" table:style-name="ce1">
            <text:p>72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table:number-columns-repeated="1637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office:value-type="float" office:value="99" table:style-name="ce1">
            <text:p>99</text:p>
          </table:table-cell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7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office:value-type="float" office:value="65" table:style-name="ce1">
            <text:p>65</text:p>
          </table:table-cell>
          <table:table-cell table:number-columns-repeated="1637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dmin</meta:initial-creator>
    <dc:creator>Admin</dc:creator>
    <meta:creation-date>2020-09-14T06:28:20Z</meta:creation-date>
    <dc:date>2020-09-14T06:34:51Z</dc:date>
  </office:meta>
</office:document-meta>
</file>